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 style:list-style-name="L1"/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font-style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roche initiale sur la démarche</text:p>
      <text:p text:style-name="Standard"/>
      <text:p text:style-name="Standard">Je commence à faire un schéma des données que j'ai en json pour répondre aux besoin de l'app.</text:p>
      <text:p text:style-name="Standard"/>
      <text:p text:style-name="Standard">Je me pose la question qu'elles sont les fonctionnalités de l'application, les spécifications fonctionnelles de l'application. </text:p>
      <text:list xml:id="list8330268119454431615" text:style-name="L1">
        <text:list-item>
          <text:p text:style-name="P3">récupérer les données des 2 fichiers json</text:p>
        </text:list-item>
        <text:list-item>
          <text:p text:style-name="P3">afficher le résultat de la répartition des déchets </text:p>
        </text:list-item>
        <text:list-item>
          <text:p text:style-name="P3">co2 rejeté par chaque service</text:p>
        </text:list-item>
        <text:list-item>
          <text:p text:style-name="P3">co2 rejeté au global</text:p>
        </text:list-item>
      </text:list>
      <text:p text:style-name="Standard"/>
      <text:p text:style-name="Standard">Le langage de programmation choisi php 8, j'applique les principes SOLID.</text:p>
      <text:p text:style-name="Standard"/>
      <text:p text:style-name="Standard">Je met en place les classes correspondantes aux données dont j'ai besoin et je code les fonctionnalités.</text:p>
      <text:p text:style-name="Standard"/>
      <text:p text:style-name="Standard">je récupère les données et je l'ai affiche sur mon application.</text:p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31T15:50:35.54</meta:creation-date>
    <dc:date>2022-04-08T15:49:13.40</dc:date>
    <meta:editing-duration>PT8H16M21S</meta:editing-duration>
    <meta:editing-cycles>6</meta:editing-cycles>
    <meta:generator>OpenOffice/4.1.8$Win32 OpenOffice.org_project/418m3$Build-9803</meta:generator>
    <meta:document-statistic meta:table-count="0" meta:image-count="0" meta:object-count="0" meta:page-count="1" meta:paragraph-count="10" meta:word-count="106" meta:character-count="638"/>
  </office:meta>
</office:document-meta>
</file>